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background-color="#b3b3b3" fo:padding="0.097cm" fo:border-left="0.002cm solid #000000" fo:border-right="none" fo:border-top="none" fo:border-bottom="0.002cm solid #000000">
        <style:background-image/>
      </style:table-cell-properties>
    </style:style>
    <style:style style:name="Table1.B2"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1.A3" style:family="table-cell">
      <style:table-cell-properties fo:padding="0.097cm" fo:border-left="0.002cm solid #000000" fo:border-right="none" fo:border-top="none" fo:border-bottom="0.002cm solid #000000"/>
    </style:style>
    <style:style style:name="Table1.B3" style:family="table-cell">
      <style:table-cell-properties fo:padding="0.097cm" fo:border-left="0.002cm solid #000000" fo:border-right="0.002cm solid #000000" fo:border-top="none" fo:border-bottom="0.002cm solid #000000"/>
    </style:style>
    <style:style style:name="Table1.7" style:family="table-row">
      <style:table-row-properties style:min-row-height="5.726cm"/>
    </style:style>
    <style:style style:name="Table1.11" style:family="table-row">
      <style:table-row-properties style:min-row-height="6.091cm"/>
    </style:style>
    <style:style style:name="P1" style:family="paragraph" style:parent-style-name="Standard">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isk Assessment</text:p>
      <text:p text:style-name="Standard"/>
      <text:p text:style-name="Standard">This document will look at various risks that can occur during the projects life. Considerations will be made and based on the risks, that can or may arise, actions will be put in place to either stop them occurring or to help recovery in such a situation.</text:p>
      <text:p text:style-name="Standard"/>
      <text:p text:style-name="Standard">Due to the nature of this project, there are not as many risks as there would be if this were a real life project. For example, there are no funding considerations to take into account, there are no staffing with top talent issues as the groups were chosen by the department and there are not as many software issues to take into consideration given that the university provides all the adequate software needed to successfully complete the project as required. </text:p>
      <text:p text:style-name="Text_20_body"/>
      <table:table table:name="Table1" table:style-name="Table1">
        <table:table-column table:style-name="Table1.A" table:number-columns-repeated="2"/>
        <table:table-row>
          <table:table-cell table:style-name="Table1.A1" office:value-type="string">
            <text:p text:style-name="Table_20_Contents">Risk</text:p>
          </table:table-cell>
          <table:table-cell table:style-name="Table1.B1" office:value-type="string">
            <text:p text:style-name="Table_20_Contents">Action To Take</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3" office:value-type="string">
            <text:p text:style-name="Standard">One of the major risks to the project is group members may become ill, fall behind or have a number of other personal issues to deal with that can have a direct impact on their productivity in terms of the project. If a project member falls behind there is a chance it could have an impact on their whole project productivity and therefore cause major problems in getting the project completed on time.</text:p>
          </table:table-cell>
          <table:table-cell table:style-name="Table1.B3" office:value-type="string">
            <text:p text:style-name="Standard">To combat this there are a number of things that can be done. Members who are ill shall be required to alert the project manager as soon as possible if they know it is likely that they are going to be off for some time so the work they had been allocated can be given to another member in the group and the whole project is not held back. If a member can't attend a meeting or meet a deadline they should also inform the project manager so that the project manager knows why. Time at the end of the project can also be set so that those that need to catch up on work can do so.</text:p>
            <text:p text:style-name="Standard"/>
          </table:table-cell>
        </table:table-row>
        <table:table-row>
          <table:table-cell table:style-name="Table1.A3" office:value-type="string">
            <text:p text:style-name="Standard">There is a risk that the project manager or quality assurance manager can become ill or cannot attend meetings for personal reasons.</text:p>
          </table:table-cell>
          <table:table-cell table:style-name="Table1.B3" office:value-type="string">
            <text:p text:style-name="Standard">To help stop this having severe consequences on the project work deputy roles have been given out to other members in the group. These then from attending meetings themselves should be able to pick up where those in the more senior positions left off if they are to become ill or not able to attend.</text:p>
            <text:p text:style-name="Standard"/>
          </table:table-cell>
        </table:table-row>
        <table:table-row>
          <table:table-cell table:style-name="Table1.A3" office:value-type="string">
            <text:p text:style-name="Standard">Group member turnover is another key risk. If a key programmer who has done most of the code just decides to drop out of university and there is no one else with understanding of the code that has been created it can either entirely derail the project or set the project back by quite a bit.</text:p>
          </table:table-cell>
          <table:table-cell table:style-name="Table1.B3" office:value-type="string">
            <text:p text:style-name="Standard">It's therefore essential that at least a couple of group members are working on the code so that if personnel leave for whatever reason there is someone there to carry on the implementation and update the other members of what is going on in terms of the implementation and integration of the application.</text:p>
            <text:p text:style-name="Standard"/>
          </table:table-cell>
        </table:table-row>
        <table:table-row>
          <table:table-cell table:style-name="Table1.A3" office:value-type="string">
            <text:p text:style-name="Standard">There is a risk that a project member may have issues with their own personal hardware and lose important documentation or code that they have themselves worked on.</text:p>
          </table:table-cell>
          <table:table-cell table:style-name="Table1.B3" office:value-type="string">
            <text:p text:style-name="Standard">To overcome this it is suggested that as soon as a piece of work is completed it is not only backed up on another device or online but submitted to the git repository so that the other members can sync with it and they will then themselves have <text:soft-page-break/>a copy of the work done. More group members having a copy of completed work minimises the risk of losing it.</text:p>
          </table:table-cell>
        </table:table-row>
        <table:table-row table:style-name="Table1.7">
          <table:table-cell table:style-name="Table1.A3" office:value-type="string">
            <text:p text:style-name="Standard">Communication breakdown between groups is possibly one of the biggest threats to this project in terms of risk. If standards are not set by groups and a decision is made with a strict understanding from all involved then there is a major problem whereby the applications created are unlikely to be able to communicate with one another. This would then mean that the project fails to deliver on one of the requirements set out at the start of the project in server communication.</text:p>
            <text:p text:style-name="Standard"/>
          </table:table-cell>
          <table:table-cell table:style-name="Table1.B3" office:value-type="string">
            <text:p text:style-name="Standard">To deal with this effectively it is important a number of standards meetings take place so each group is kept in the loop in terms of what standards are being used and why.</text:p>
          </table:table-cell>
        </table:table-row>
        <table:table-row>
          <table:table-cell table:style-name="Table1.A3" office:value-type="string">
            <text:p text:style-name="Standard">Another threat is there could be a loss of internet connection which holds back work production on the project. For example; if the on-campus network has connection problems during coding week this may cause synchronisation errors which may lead to lack of productivity. It may also stop work being able to be accessed if it is all stored online and there are no offline copies stored to be readily worked on. </text:p>
            <text:p text:style-name="Standard"/>
          </table:table-cell>
          <table:table-cell table:style-name="Table1.B3" office:value-type="string">
            <text:p text:style-name="Standard">To overcome this the group should keep an offline copy of all work on a regular basis by syncing with the Git repository so that if there is a connection failure they can carry on doing work on an offline copy and then sync at a time when connectivity is restored.</text:p>
          </table:table-cell>
        </table:table-row>
        <table:table-row>
          <table:table-cell table:style-name="Table1.A3" office:value-type="string">
            <text:p text:style-name="Standard">Lack of understanding from certain group members can also be a problem for any group project. If there is a lack of understanding and a member has been allocated work they may not do the required work and instead do something else believing they are doing the right thing.</text:p>
          </table:table-cell>
          <table:table-cell table:style-name="Table1.B3" office:value-type="string">
            <text:p text:style-name="Standard">To overcome this it is important that if group members have any doubts or misunderstandings about a piece of allocated work that they speak to the project manager to come to an understanding on the issue.</text:p>
            <text:p text:style-name="Standard"/>
            <text:p text:style-name="Standard"/>
          </table:table-cell>
        </table:table-row>
        <table:table-row>
          <table:table-cell table:style-name="Table1.A3" office:value-type="string">
            <text:p text:style-name="Standard">The scope is another issue. The project requirements and features listed may be beyond that of what the development team can deliver in the time available.</text:p>
          </table:table-cell>
          <table:table-cell table:style-name="Table1.B3" office:value-type="string">
            <text:p text:style-name="Standard">Assign the appropriate tasks to the group members with the skills to carry out those tasks efficiently and set work in accordance to project members strengths. </text:p>
            <text:p text:style-name="Standard"/>
          </table:table-cell>
        </table:table-row>
        <table:table-row table:style-name="Table1.11">
          <table:table-cell table:style-name="Table1.A3" office:value-type="string">
            <text:p text:style-name="Standard">Another risk is developing the wrong user interface. As the front of the application it is important that the user interface is as required with the functionality set in the project requirements. Failure to do so could mean that the customer is unhappy with the end product.</text:p>
          </table:table-cell>
          <table:table-cell table:style-name="Table1.B3" office:value-type="string">
            <text:p text:style-name="Standard">To overcome this it is important that the goals are understood and that the user interface does exactly what it is meant to do without confusing the user. A good understanding of its purpose means it is likely to be implemented correctly and give the end user a more enjoyable experience using the software. If this were a real world project then surveys could also be handed out to the public to receive feedback on the user interface design.</text:p>
            <text:p text:style-name="Standard"/>
          </table:table-cell>
        </table:table-row>
        <text:soft-page-break/>
        <table:table-row>
          <table:table-cell table:style-name="Table1.A3" office:value-type="string">
            <text:p text:style-name="Standard">Plagiarism is a massive risk to the group project as one person committing such an offence could have consequences on the project as a whole and cause problems. This also applies to a real world project whereby committing plagiarism could not only have productivity implications but financial and legal implications as well.</text:p>
          </table:table-cell>
          <table:table-cell table:style-name="Table1.B3" office:value-type="string">
            <text:p text:style-name="Standard">To overcome this it is essential that all code is checked and verified and that each user submits work clearly identifying the author or creator of the work so if plagiarism is an issue it is easy to identify the person responsible. Git also helps with this as submits are recorded so its easy to backtrack and see who submitted the work.</text:p>
            <text:p text:style-name="Standard"/>
          </table:table-cell>
        </table:table-row>
        <table:table-row>
          <table:table-cell table:style-name="Table1.A3" office:value-type="string">
            <text:p text:style-name="Standard"/>
          </table:table-cell>
          <table:table-cell table:style-name="Table1.B3" office:value-type="string">
            <text:p text:style-name="Standard"/>
          </table:table-cell>
        </table:table-row>
      </table:table>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5T19:24:48.35</meta:creation-date>
    <dc:date>2013-02-15T20:21:50.22</dc:date>
    <meta:editing-duration>PT56M34S</meta:editing-duration>
    <meta:editing-cycles>65</meta:editing-cycles>
    <meta:generator>OpenOffice.org/3.4.1$Win32 OpenOffice.org_project/341m1$Build-9593</meta:generator>
    <meta:document-statistic meta:table-count="1" meta:image-count="0" meta:object-count="0" meta:page-count="3" meta:paragraph-count="25" meta:word-count="1222" meta:character-count="6768"/>
  </office:meta>
</office:document-meta>
</file>